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8D054B72D8F4480F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E000000DF000000DF8D054B72D8F4480F.svm" manifest:media-type="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pt" svg:height="255.23pt" svg:x="18.71pt" svg:y="227.4pt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pt" svg:height="255.23pt" svg:x="645.08pt" svg:y="139.29pt">
            <draw:object draw:notify-on-update-of-ranges="Sheet1.A2:Sheet1.A7 Sheet1.B2:Sheet1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22"/>
        <table:table-row table:style-name="ro1">
          <table:table-cell table:style-name="ce5" office:value-type="string" calcext:value-type="string">
            <text:p>Q, м^3/c * 10^(-6)</text:p>
          </table:table-cell>
          <table:table-cell table:style-name="ce5" office:value-type="string" calcext:value-type="string">
            <text:p>P, Па</text:p>
          </table:table-cell>
          <table:table-cell table:style-name="ce9"/>
          <table:table-cell/>
          <table:table-cell table:style-name="ce5" office:value-type="string" calcext:value-type="string">
            <text:p>Q^2, m^6/c^2 * 10^(-12)</text:p>
          </table:table-cell>
          <table:table-cell table:style-name="ce5" office:value-type="string" calcext:value-type="string">
            <text:p>P^2, Па^2</text:p>
          </table:table-cell>
          <table:table-cell table:style-name="ce5" office:value-type="string" calcext:value-type="string">
            <text:p>PQ, Дж/c * 10^(-6)</text:p>
          </table:table-cell>
          <table:table-cell office:value-type="string" calcext:value-type="string">
            <text:p>Dx, м^3/c * 10^(-12)</text:p>
          </table:table-cell>
          <table:table-cell table:style-name="ce1" table:formula="of:=[.E15]-[.A15]*[.A15]" office:value-type="float" office:value="2211.05324074074" calcext:value-type="float">
            <text:p>2211.1</text:p>
          </table:table-cell>
          <table:table-cell table:style-name="ce13" office:value-type="float" office:value="2.57" calcext:value-type="float">
            <text:p>2.5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, mm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P, Па</text:p>
          </table:table-cell>
        </table:table-row>
        <table:table-row table:style-name="ro1">
          <table:table-cell table:formula="of:=[.L2]*1000/[.N2]" office:value-type="float" office:value="62.5" calcext:value-type="float">
            <text:p>62.5</text:p>
          </table:table-cell>
          <table:table-cell table:formula="of:=[.M2]*[.$L$16]" office:value-type="float" office:value="29.6295" calcext:value-type="float">
            <text:p>29.6</text:p>
          </table:table-cell>
          <table:table-cell table:style-name="ce10"/>
          <table:table-cell/>
          <table:table-cell table:formula="of:=[.A2]*[.A2]" office:value-type="float" office:value="3906.25" calcext:value-type="float">
            <text:p>3906.3</text:p>
          </table:table-cell>
          <table:table-cell table:formula="of:=[.B2]*[.B2]" office:value-type="float" office:value="877.90727025" calcext:value-type="float">
            <text:p>877.9</text:p>
          </table:table-cell>
          <table:table-cell table:formula="of:=[.A2]*[.B2]" office:value-type="float" office:value="1851.84375" calcext:value-type="float">
            <text:p>1851.8</text:p>
          </table:table-cell>
          <table:table-cell office:value-type="string" calcext:value-type="string">
            <text:p>Dy, Па</text:p>
          </table:table-cell>
          <table:table-cell table:style-name="ce18" table:formula="of:=[.F15]-[.B15]*[.B15]" office:value-type="float" office:value="3272.23677443646" calcext:value-type="float">
            <text:p>3272.24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[.L2]*1000/[.N2]" office:value-type="float" office:value="62.5" calcext:value-type="float">
            <text:p>62.5</text:p>
          </table:table-cell>
          <table:table-cell table:formula="of:=[.M2]*[.$L$16]" office:value-type="float" office:value="29.6295" calcext:value-type="float">
            <text:p>29.6</text:p>
          </table:table-cell>
        </table:table-row>
        <table:table-row table:style-name="ro1">
          <table:table-cell table:formula="of:=[.L3]*1000/[.N3]" office:value-type="float" office:value="122.083333333333" calcext:value-type="float">
            <text:p>122.1</text:p>
          </table:table-cell>
          <table:table-cell table:formula="of:=[.M3]*[.$L$16]" office:value-type="float" office:value="59.259" calcext:value-type="float">
            <text:p>59.3</text:p>
          </table:table-cell>
          <table:table-cell table:style-name="ce10"/>
          <table:table-cell/>
          <table:table-cell table:formula="of:=[.A3]*[.A3]" office:value-type="float" office:value="14904.3402777778" calcext:value-type="float">
            <text:p>14904.3</text:p>
          </table:table-cell>
          <table:table-cell table:formula="of:=[.B3]*[.B3]" office:value-type="float" office:value="3511.629081" calcext:value-type="float">
            <text:p>3511.6</text:p>
          </table:table-cell>
          <table:table-cell table:formula="of:=[.A3]*[.B3]" office:value-type="float" office:value="7234.53625" calcext:value-type="float">
            <text:p>7234.5</text:p>
          </table:table-cell>
          <table:table-cell office:value-type="string" calcext:value-type="string">
            <text:p>Rxy, 10^(-6)</text:p>
          </table:table-cell>
          <table:table-cell table:style-name="ce1" table:formula="of:=[.G15]-[.A15]*[.B15]" office:value-type="float" office:value="2570.22195138889" calcext:value-type="float">
            <text:p>2570.2</text:p>
          </table:table-cell>
          <table:table-cell table:style-name="ce5"/>
          <table:table-cell/>
          <table:table-cell office:value-type="float" office:value="14.65" calcext:value-type="float">
            <text:p>14.65</text:p>
          </table:table-cell>
          <table:table-cell office:value-type="float" office:value="30" calcext:value-type="float">
            <text:p>30</text:p>
          </table:table-cell>
          <table:table-cell table:formula="of:=[.N2]" office:value-type="float" office:value="120" calcext:value-type="float">
            <text:p>120</text:p>
          </table:table-cell>
          <table:table-cell table:formula="of:=[.L3]*1000/[.N3]" office:value-type="float" office:value="122.083333333333" calcext:value-type="float">
            <text:p>122.1</text:p>
          </table:table-cell>
          <table:table-cell table:formula="of:=[.M3]*[.$L$16]" office:value-type="float" office:value="59.259" calcext:value-type="float">
            <text:p>59.3</text:p>
          </table:table-cell>
        </table:table-row>
        <table:table-row table:style-name="ro1">
          <table:table-cell table:formula="of:=[.L4]*1000/[.N4]" office:value-type="float" office:value="148.333333333333" calcext:value-type="float">
            <text:p>148.3</text:p>
          </table:table-cell>
          <table:table-cell table:formula="of:=[.M4]*[.$L$16]" office:value-type="float" office:value="85.92555" calcext:value-type="float">
            <text:p>85.9</text:p>
          </table:table-cell>
          <table:table-cell table:style-name="ce10"/>
          <table:table-cell/>
          <table:table-cell table:formula="of:=[.A4]*[.A4]" office:value-type="float" office:value="22002.7777777778" calcext:value-type="float">
            <text:p>22002.8</text:p>
          </table:table-cell>
          <table:table-cell table:formula="of:=[.B4]*[.B4]" office:value-type="float" office:value="7383.2001428025" calcext:value-type="float">
            <text:p>7383.2</text:p>
          </table:table-cell>
          <table:table-cell table:formula="of:=[.A4]*[.B4]" office:value-type="float" office:value="12745.62325" calcext:value-type="float">
            <text:p>12745.6</text:p>
          </table:table-cell>
          <table:table-cell office:value-type="string" calcext:value-type="string">
            <text:p>A, m^3/c * 10^6</text:p>
          </table:table-cell>
          <table:table-cell table:style-name="ce7" table:formula="of:=[.I3]/[.I1]" office:value-type="float" office:value="1.16244236187086" calcext:value-type="float">
            <text:p>1.162</text:p>
          </table:table-cell>
          <table:table-cell table:style-name="ce5"/>
          <table:table-cell/>
          <table:table-cell office:value-type="float" office:value="17.8" calcext:value-type="float">
            <text:p>17.8</text:p>
          </table:table-cell>
          <table:table-cell office:value-type="float" office:value="43.5" calcext:value-type="float">
            <text:p>43.5</text:p>
          </table:table-cell>
          <table:table-cell table:formula="of:=[.N3]" office:value-type="float" office:value="120" calcext:value-type="float">
            <text:p>120</text:p>
          </table:table-cell>
          <table:table-cell table:formula="of:=[.L4]*1000/[.N4]" office:value-type="float" office:value="148.333333333333" calcext:value-type="float">
            <text:p>148.3</text:p>
          </table:table-cell>
          <table:table-cell table:formula="of:=[.M4]*[.$L$16]" office:value-type="float" office:value="85.92555" calcext:value-type="float">
            <text:p>85.9</text:p>
          </table:table-cell>
        </table:table-row>
        <table:table-row table:style-name="ro1">
          <table:table-cell table:formula="of:=[.L5]*1000/[.N5]" office:value-type="float" office:value="160.416666666667" calcext:value-type="float">
            <text:p>160.4</text:p>
          </table:table-cell>
          <table:table-cell table:formula="of:=[.M5]*[.$L$16]" office:value-type="float" office:value="118.518" calcext:value-type="float">
            <text:p>118.5</text:p>
          </table:table-cell>
          <table:table-cell table:style-name="ce10"/>
          <table:table-cell/>
          <table:table-cell table:formula="of:=[.A5]*[.A5]" office:value-type="float" office:value="25733.5069444444" calcext:value-type="float">
            <text:p>25733.5</text:p>
          </table:table-cell>
          <table:table-cell table:formula="of:=[.B5]*[.B5]" office:value-type="float" office:value="14046.516324" calcext:value-type="float">
            <text:p>14046.5</text:p>
          </table:table-cell>
          <table:table-cell table:formula="of:=[.A5]*[.B5]" office:value-type="float" office:value="19012.2625" calcext:value-type="float">
            <text:p>19012.3</text:p>
          </table:table-cell>
          <table:table-cell office:value-type="string" calcext:value-type="string">
            <text:p>b, Па</text:p>
          </table:table-cell>
          <table:table-cell table:style-name="ce1" table:formula="of:=[.B15]-[.I4]*[.A15]" office:value-type="float" office:value="-63.3125733759521" calcext:value-type="float">
            <text:p>-63.3</text:p>
          </table:table-cell>
          <table:table-cell table:style-name="ce5"/>
          <table:table-cell/>
          <table:table-cell office:value-type="float" office:value="19.25" calcext:value-type="float">
            <text:p>19.25</text:p>
          </table:table-cell>
          <table:table-cell office:value-type="float" office:value="60" calcext:value-type="float">
            <text:p>60</text:p>
          </table:table-cell>
          <table:table-cell table:formula="of:=[.N4]" office:value-type="float" office:value="120" calcext:value-type="float">
            <text:p>120</text:p>
          </table:table-cell>
          <table:table-cell table:formula="of:=[.L5]*1000/[.N5]" office:value-type="float" office:value="160.416666666667" calcext:value-type="float">
            <text:p>160.4</text:p>
          </table:table-cell>
          <table:table-cell table:formula="of:=[.M5]*[.$L$16]" office:value-type="float" office:value="118.518" calcext:value-type="float">
            <text:p>118.5</text:p>
          </table:table-cell>
        </table:table-row>
        <table:table-row table:style-name="ro1">
          <table:table-cell table:formula="of:=[.L6]*1000/[.N6]" office:value-type="float" office:value="179.166666666667" calcext:value-type="float">
            <text:p>179.2</text:p>
          </table:table-cell>
          <table:table-cell table:formula="of:=[.M6]*[.$L$16]" office:value-type="float" office:value="158.024" calcext:value-type="float">
            <text:p>158.0</text:p>
          </table:table-cell>
          <table:table-cell table:number-columns-repeated="2"/>
          <table:table-cell table:formula="of:=[.A6]*[.A6]" office:value-type="float" office:value="32100.6944444444" calcext:value-type="float">
            <text:p>32100.7</text:p>
          </table:table-cell>
          <table:table-cell table:formula="of:=[.B6]*[.B6]" office:value-type="float" office:value="24971.584576" calcext:value-type="float">
            <text:p>24971.6</text:p>
          </table:table-cell>
          <table:table-cell table:formula="of:=[.A6]*[.B6]" office:value-type="float" office:value="28312.6333333333" calcext:value-type="float">
            <text:p>28312.6</text:p>
          </table:table-cell>
          <table:table-cell office:value-type="string" calcext:value-type="string">
            <text:p>Da, m^3/c * 10^6</text:p>
          </table:table-cell>
          <table:table-cell table:style-name="ce18" table:formula="of:=[.J1]*SQRT((1/([.J2]-2))*(([.I2]/[.I1]) - [.I4]*[.I4]))" office:value-type="float" office:value="0.460941819854262" calcext:value-type="float">
            <text:p>0.46</text:p>
          </table:table-cell>
          <table:table-cell table:style-name="ce5"/>
          <table:table-cell/>
          <table:table-cell office:value-type="float" office:value="21.5" calcext:value-type="float">
            <text:p>21.5</text:p>
          </table:table-cell>
          <table:table-cell office:value-type="float" office:value="80" calcext:value-type="float">
            <text:p>80</text:p>
          </table:table-cell>
          <table:table-cell table:formula="of:=[.N5]" office:value-type="float" office:value="120" calcext:value-type="float">
            <text:p>120</text:p>
          </table:table-cell>
          <table:table-cell table:formula="of:=[.L6]*1000/[.N6]" office:value-type="float" office:value="179.166666666667" calcext:value-type="float">
            <text:p>179.2</text:p>
          </table:table-cell>
          <table:table-cell table:formula="of:=[.M6]*[.$L$16]" office:value-type="float" office:value="158.024" calcext:value-type="float">
            <text:p>158.0</text:p>
          </table:table-cell>
        </table:table-row>
        <table:table-row table:style-name="ro1">
          <table:table-cell table:formula="of:=[.L7]*1000/[.N7]" office:value-type="float" office:value="212.5" calcext:value-type="float">
            <text:p>212.5</text:p>
          </table:table-cell>
          <table:table-cell table:formula="of:=[.M7]*[.$L$16]" office:value-type="float" office:value="197.53" calcext:value-type="float">
            <text:p>197.5</text:p>
          </table:table-cell>
          <table:table-cell table:number-columns-repeated="2"/>
          <table:table-cell table:formula="of:=[.A7]*[.A7]" office:value-type="float" office:value="45156.25" calcext:value-type="float">
            <text:p>45156.3</text:p>
          </table:table-cell>
          <table:table-cell table:formula="of:=[.B7]*[.B7]" office:value-type="float" office:value="39018.1009" calcext:value-type="float">
            <text:p>39018.1</text:p>
          </table:table-cell>
          <table:table-cell table:formula="of:=[.A7]*[.B7]" office:value-type="float" office:value="41975.125" calcext:value-type="float">
            <text:p>41975.1</text:p>
          </table:table-cell>
          <table:table-cell office:value-type="string" calcext:value-type="string">
            <text:p>Db, Па</text:p>
          </table:table-cell>
          <table:table-cell table:style-name="ce18" table:formula="of:=[.I6]*SQRT([.I1])" office:value-type="float" office:value="21.6743315406294" calcext:value-type="float">
            <text:p>21.67</text:p>
          </table:table-cell>
          <table:table-cell table:style-name="ce5"/>
          <table:table-cell/>
          <table:table-cell office:value-type="float" office:value="25.5" calcext:value-type="float">
            <text:p>25.5</text:p>
          </table:table-cell>
          <table:table-cell office:value-type="float" office:value="100" calcext:value-type="float">
            <text:p>100</text:p>
          </table:table-cell>
          <table:table-cell table:formula="of:=[.N6]" office:value-type="float" office:value="120" calcext:value-type="float">
            <text:p>120</text:p>
          </table:table-cell>
          <table:table-cell table:formula="of:=[.L7]*1000/[.N7]" office:value-type="float" office:value="212.5" calcext:value-type="float">
            <text:p>212.5</text:p>
          </table:table-cell>
          <table:table-cell table:formula="of:=[.M7]*[.$L$16]" office:value-type="float" office:value="197.53" calcext:value-type="float">
            <text:p>197.5</text:p>
          </table:table-cell>
        </table:table-row>
        <table:table-row table:style-name="ro1">
          <table:table-cell table:formula="of:=[.L8]*1000/[.N8]" office:value-type="float" office:value="229.166666666667" calcext:value-type="float">
            <text:p>229.2</text:p>
          </table:table-cell>
          <table:table-cell table:formula="of:=[.M8]*[.$L$16]" office:value-type="float" office:value="246.9125" calcext:value-type="float">
            <text:p>246.9</text:p>
          </table:table-cell>
          <table:table-cell table:number-columns-repeated="2"/>
          <table:table-cell table:formula="of:=[.A8]*[.A8]" office:value-type="float" office:value="52517.3611111111" calcext:value-type="float">
            <text:p>52517.4</text:p>
          </table:table-cell>
          <table:table-cell table:formula="of:=[.B8]*[.B8]" office:value-type="float" office:value="60965.78265625" calcext:value-type="float">
            <text:p>60965.8</text:p>
          </table:table-cell>
          <table:table-cell table:formula="of:=[.A8]*[.B8]" office:value-type="float" office:value="56584.1145833333" calcext:value-type="float">
            <text:p>56584.1</text:p>
          </table:table-cell>
          <table:table-cell office:value-type="string" calcext:value-type="string">
            <text:p>Ea</text:p>
          </table:table-cell>
          <table:table-cell table:style-name="ce18" table:formula="of:=ABS([.I6]/[.I4])" office:value-type="float" office:value="0.396528752713736" calcext:value-type="float">
            <text:p>0.40</text:p>
          </table:table-cell>
          <table:table-cell table:style-name="ce5"/>
          <table:table-cell/>
          <table:table-cell office:value-type="float" office:value="27.5" calcext:value-type="float">
            <text:p>27.5</text:p>
          </table:table-cell>
          <table:table-cell office:value-type="float" office:value="125" calcext:value-type="float">
            <text:p>125</text:p>
          </table:table-cell>
          <table:table-cell table:formula="of:=[.N7]" office:value-type="float" office:value="120" calcext:value-type="float">
            <text:p>120</text:p>
          </table:table-cell>
          <table:table-cell table:formula="of:=[.L8]*1000/[.N8]" office:value-type="float" office:value="229.166666666667" calcext:value-type="float">
            <text:p>229.2</text:p>
          </table:table-cell>
          <table:table-cell table:formula="of:=[.M8]*[.$L$16]" office:value-type="float" office:value="246.9125" calcext:value-type="float">
            <text:p>246.9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7" table:number-columns-repeated="2"/>
          <table:table-cell office:value-type="string" calcext:value-type="string">
            <text:p>Eb</text:p>
          </table:table-cell>
          <table:table-cell table:style-name="ce18" table:formula="of:=ABS([.I7]/[.I5])" office:value-type="float" office:value="0.342338502210715" calcext:value-type="float">
            <text:p>0.34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"/>
          <table:table-cell table:style-name="Default"/>
          <table:table-cell table:number-columns-repeated="8"/>
        </table:table-row>
        <table:table-row table:style-name="ro1" table:number-rows-repeated="2">
          <table:table-cell table:style-name="ce3"/>
          <table:table-cell/>
          <table:table-cell table:style-name="Default" table:number-columns-repeated="2"/>
          <table:table-cell/>
          <table:table-cell table:style-name="ce7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7"/>
          <table:table-cell table:style-name="Default" table:number-columns-repeated="6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5" table:formula="of:=AVERAGE([.A2:.A7])" office:value-type="float" office:value="147.5" calcext:value-type="float">
            <text:p>147.5</text:p>
          </table:table-cell>
          <table:table-cell table:formula="of:=AVERAGE([.B2:.B7])" office:value-type="float" office:value="108.147675" calcext:value-type="float">
            <text:p>108.1</text:p>
          </table:table-cell>
          <table:table-cell table:number-columns-repeated="2"/>
          <table:table-cell table:formula="of:=AVERAGE([.E2:.E7])" office:value-type="float" office:value="23967.3032407407" calcext:value-type="float">
            <text:p>23967.3</text:p>
          </table:table-cell>
          <table:table-cell table:formula="of:=AVERAGE([.F2:.F7])" office:value-type="float" office:value="14968.1563823421" calcext:value-type="float">
            <text:p>14968.2</text:p>
          </table:table-cell>
          <table:table-cell table:formula="of:=AVERAGE([.G2:.G7])" office:value-type="float" office:value="18522.0040138889" calcext:value-type="float">
            <text:p>18522.0</text:p>
          </table:table-cell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 table:number-columns-repeated="3"/>
          <table:table-cell office:value-type="float" office:value="1.9753" calcext:value-type="float">
            <text:p>1.975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7"/>
          <table:table-cell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4">
      <number:scientific-number number:decimal-places="16" loext:min-decimal-places="16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4:58:23.084423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28T15:38:27.958902566</dc:date>
    <meta:editing-duration>PT4H12M9S</meta:editing-duration>
    <meta:editing-cycles>66</meta:editing-cycles>
    <meta:generator>LibreOffice/5.4.6.2$Linux_X86_64 LibreOffice_project/40m0$Build-2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legend chart:legend-position="end" svg:x="13.165cm" svg:y="4.203cm" style:legend-expansion="high" chart:style-name="ch2"/>
        <chart:plot-area chart:style-name="ch3" table:cell-range-address="Sheet1.A2:Sheet1.B8" svg:x="0.529cm" svg:y="0.098cm" svg:width="11.857cm" svg:height="8.645cm">
          <chartooo:coordinate-region svg:x="1.337cm" svg:y="0.298cm" svg:width="10.624cm" svg:height="7.798cm"/>
          <chart:axis chart:dimension="x" chart:name="primary-x" chart:style-name="ch4"/>
          <chart:axis chart:dimension="y" chart:name="primary-y" chart:style-name="ch5"/>
          <chart:series chart:style-name="ch6" chart:values-cell-range-address="Sheet1.B2:Sheet1.B8" chart:class="chart:scatter">
            <chart:domain table:cell-range-address="Sheet1.A2:Sheet1.A8"/>
            <chart:data-point chart:repeated="2"/>
            <chart:data-point chart:style-name="ch7"/>
            <chart:data-point chart:repeated="2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Sheet1.A2:Sheet1.A8</svg:desc>
                </draw:g>
              </table:table-cell>
              <table:table-cell office:value-type="float" office:value="29.6295">
                <text:p>29.6295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85.92555">
                <text:p>85.9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58.024">
                <text:p>158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5">
                <text:p>212.5</text:p>
              </table:table-cell>
              <table:table-cell office:value-type="float" office:value="197.53">
                <text:p>197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246.9125">
                <text:p>246.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F000000DF8D054B72D8F4480F.svm"/>
      </style:chart-properties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10" loext:regression-extrapolate-backward="5" loext:regression-force-intercept="false" loext:regression-intercept-value="0" chart:regression-type="linear"/>
      <style:graphic-properties svg:stroke-width="0.102cm" svg:stroke-color="#004586"/>
    </style:style>
    <style:style style:name="ch6" style:family="chart">
      <style:chart-properties chart:solid-type="cuboid" chart:symbol-type="named-symbol" chart:symbol-name="plus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plot-area chart:style-name="ch2" table:cell-range-address="Sheet1.A2:Sheet1.B7" svg:x="0.692cm" svg:y="0.257cm" svg:width="14.422cm" svg:height="8.652cm">
          <chartooo:coordinate-region svg:x="1.499cm" svg:y="0.456cm" svg:width="13.335cm" svg:height="7.806cm"/>
          <chart:axis chart:dimension="x" chart:name="primary-x" chart:style-name="ch3"/>
          <chart:axis chart:dimension="y" chart:name="primary-y" chart:style-name="ch3"/>
          <chart:series chart:style-name="ch4" chart:values-cell-range-address="Sheet1.B2:Sheet1.B7" chart:class="chart:scatter">
            <chart:domain table:cell-range-address="Sheet1.A2:Sheet1.A7"/>
            <chart:regression-curve chart:style-name="ch5"/>
            <chart:data-point chart:style-name="ch6"/>
            <chart:data-point/>
            <chart:data-point chart:style-name="ch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Sheet1.A2:Sheet1.A7</svg:desc>
                </draw:g>
              </table:table-cell>
              <table:table-cell office:value-type="float" office:value="29.6295">
                <text:p>29.629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85.92555">
                <text:p>85.9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58.024">
                <text:p>158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5">
                <text:p>212.5</text:p>
              </table:table-cell>
              <table:table-cell office:value-type="float" office:value="197.53">
                <text:p>197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